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ource Sans Pro" fo:font-size="14pt" fo:font-weight="bold" officeooo:rsid="000df797" officeooo:paragraph-rsid="000df797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Source Sans Pro" fo:font-size="14pt" fo:font-weight="normal" officeooo:rsid="000df797" officeooo:paragraph-rsid="000df797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ngSoC NEOLED Board</text:p>
      <text:p text:style-name="P1"/>
      <text:p text:style-name="P2">Thank you for your purchase of a TSOC_NEOLED board from PatternAgents!<text:line-break/>For help, please see the Getting Started Guide at :<text:line-break/><text:a xlink:type="simple" xlink:href="https://github.com/thingSoC/TSOC_NEOLED" text:style-name="Internet_20_link" text:visited-style-name="Visited_20_Internet_20_Link">https://github.com/thingSoC/TSOC_NEOLED</text:a><text:line-break/>It has complete instructions and examples for you to download.<text:line-break/>(please consider the environment before printing – we're saving trees! )</text:p>
      <text:p text:style-name="P1"/>
      <text:p text:style-name="P1"/>
      <text:p text:style-name="P1"/>
      <text:p text:style-name="P1">ThingSoC NEOLED Board</text:p>
      <text:p text:style-name="P1"/>
      <text:p text:style-name="P2">Thank you for your purchase of a TSOC_NEOLED board from PatternAgents!<text:line-break/>For help, please see the Getting Started Guide at :<text:line-break/><text:a xlink:type="simple" xlink:href="https://github.com/thingSoC/TSOC_NEOLED" text:style-name="Internet_20_link" text:visited-style-name="Visited_20_Internet_20_Link">https://github.com/thingSoC/TSOC_NEOLED</text:a><text:line-break/>It has complete instructions and examples for you to download.<text:line-break/>(please consider the environment before printing – we're saving trees! )</text:p>
      <text:p text:style-name="P2"/>
      <text:p text:style-name="P2"><text:line-break/></text:p>
      <text:p text:style-name="P1">ThingSoC NEOLED Board</text:p>
      <text:p text:style-name="P1"/>
      <text:p text:style-name="P2">Thank you for your purchase of a TSOC_NEOLED board from PatternAgents!<text:line-break/>For help, please see the Getting Started Guide at :<text:line-break/><text:a xlink:type="simple" xlink:href="https://github.com/thingSoC/TSOC_NEOLED" text:style-name="Internet_20_link" text:visited-style-name="Visited_20_Internet_20_Link">https://github.com/thingSoC/TSOC_NEOLED</text:a><text:line-break/>It has complete instructions and examples for you to download.<text:line-break/>(please consider the environment before printing – we're saving trees! )</text:p>
      <text:p text:style-name="P2"/>
      <text:p text:style-name="P2"/>
      <text:p text:style-name="P2"/>
      <text:p text:style-name="P1">ThingSoC NEOLED Board</text:p>
      <text:p text:style-name="P1"/>
      <text:p text:style-name="P2">Thank you for your purchase of a TSOC_NEOLED board from PatternAgents!<text:line-break/>For help, please see the Getting Started Guide at :<text:line-break/><text:a xlink:type="simple" xlink:href="https://github.com/thingSoC/TSOC_NEOLED" text:style-name="Internet_20_link" text:visited-style-name="Visited_20_Internet_20_Link">https://github.com/thingSoC/TSOC_NEOLED</text:a><text:line-break/>It has complete instructions and examples for you to download.<text:line-break/>(please consider the environment before printing – we're saving trees!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7:58:54.729000000</meta:creation-date>
    <dc:date>2017-02-27T18:05:16.120000000</dc:date>
    <meta:editing-duration>PT6M21S</meta:editing-duration>
    <meta:editing-cycles>2</meta:editing-cycles>
    <meta:generator>LibreOffice/4.3.5.2$Windows_x86 LibreOffice_project/3a87456aaa6a95c63eea1c1b3201acedf0751bd5</meta:generator>
    <meta:document-statistic meta:table-count="0" meta:image-count="0" meta:object-count="0" meta:page-count="1" meta:paragraph-count="9" meta:word-count="180" meta:character-count="1277" meta:non-whitespace-character-count="1100"/>
  </office:meta>
</office:document-meta>
</file>